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15%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ce25a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>
        <style:tab-stops/>
      </style:paragraph-properties>
      <style:text-properties fo:color="#000000" loext:opacity="100%" style:font-name="Times New Roman" fo:font-size="11pt" fo:font-weight="bold" officeooo:paragraph-rsid="003bbf44" style:font-size-asian="11pt" style:font-weight-asian="bold" style:font-name-complex="Verdana" style:font-size-complex="11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e33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1pt" style:font-size-asian="11pt" style:font-name-complex="Verdana" style:font-size-complex="11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.005cm" fo:margin-bottom="0cm" style:contextual-spacing="false" fo:line-height="115%" fo:text-align="start" style:justify-single-word="false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officeooo:paragraph-rsid="003310e0" style:font-size-asian="11pt" style:font-name-complex="Verdana" style:font-size-complex="11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officeooo:paragraph-rsid="003310e0" style:font-size-asian="11pt" style:font-size-complex="11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size-complex="11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language-asian="es" style:country-asian="ES" style:font-style-asian="normal" style:font-weight-asian="bold" style:font-size-complex="11pt" style:font-weight-complex="bold"/>
    </style:style>
    <style:style style:name="P24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1pt" fo:font-weight="bold" officeooo:paragraph-rsid="002e336a" style:letter-kerning="false" style:font-size-asian="11pt" style:font-weight-asian="bold" style:font-name-complex="Times New Roman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1pt" officeooo:paragraph-rsid="002e336a" style:letter-kerning="false" style:font-size-asian="11pt" style:font-name-complex="Verdana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fo:font-weight="bold" style:font-size-asian="11pt" style:language-asian="es" style:country-asian="ES" style:font-weight-asian="bold" style:font-size-complex="11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2e336a"/>
    </style:style>
    <style:style style:name="T6" style:family="text">
      <style:text-properties officeooo:rsid="003620c4"/>
    </style:style>
    <style:style style:name="T7" style:family="text">
      <style:text-properties fo:color="#000000" loext:opacity="100%" style:font-name-complex="Verdana"/>
    </style:style>
    <style:style style:name="T8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9" style:family="text">
      <style:text-properties fo:color="#000000" loext:opacity="100%" officeooo:rsid="002ce25a" style:font-name-complex="Verdana"/>
    </style:style>
    <style:style style:name="T10" style:family="text">
      <style:text-properties fo:color="#000000" loext:opacity="100%" fo:letter-spacing="-0.002cm" style:font-name-complex="Verdana"/>
    </style:style>
    <style:style style:name="T11" style:family="text">
      <style:text-properties fo:color="#000000" loext:opacity="100%" fo:letter-spacing="0.002cm" style:font-name-complex="Verdana"/>
    </style:style>
    <style:style style:name="T12" style:family="text">
      <style:text-properties fo:color="#000000" loext:opacity="100%" fo:letter-spacing="0.005cm" style:font-name-complex="Verdana"/>
    </style:style>
    <style:style style:name="T13" style:family="text">
      <style:text-properties fo:color="#000000" loext:opacity="100%" fo:letter-spacing="-0.005cm" style:font-name-complex="Verdana"/>
    </style:style>
    <style:style style:name="T14" style:family="text">
      <style:text-properties fo:color="#000000" loext:opacity="100%" fo:letter-spacing="0.004cm" style:font-name-complex="Verdana"/>
    </style:style>
    <style:style style:name="T15" style:family="text">
      <style:text-properties fo:color="#000000" loext:opacity="100%" fo:letter-spacing="-0.004cm" style:font-name-complex="Verdana"/>
    </style:style>
    <style:style style:name="T16" style:family="text">
      <style:text-properties fo:color="#000000" loext:opacity="100%" fo:letter-spacing="-0.007cm" style:font-name-complex="Verdana"/>
    </style:style>
    <style:style style:name="T17" style:family="text">
      <style:text-properties fo:color="#000000" loext:opacity="100%" fo:letter-spacing="0.007cm" style:font-name-complex="Verdana"/>
    </style:style>
    <style:style style:name="T18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19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3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24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25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26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27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28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type='text';title='Título del evento';placeholder='Nombre del congreso, jornada o reunión';description='Título completo del evento al que se asiste';ope=utf8,upper;length='200';required='true'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[lugar;type='text';title='Lugar del evento';placeholder='Ciudad y país (ej. Madrid, España)';description='Lugar donde se celebra el evento';ope=utf8,upper;length='120';required='true']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5">l</text:span> [fecha_evento_inicio;type='date';title='Fecha de inicio';description='Primer día del evento';required='true'] a<text:span text:style-name="T6">l</text:span> [fecha_evento_fin;type='date';title='Fecha de finalización';description='Último día del evento';minvalue='fecha_evento_inicio';required='true']</text:p>
          </table:table-cell>
        </table:table-row>
      </table:table>
      <text:p text:style-name="P9" loext:marker-style-name="T4"/>
      <text:p text:style-name="P10" loext:marker-style-name="T2"><text:span text:style-name="T7">Desde [invitante;type='text';title='Entidad invitante';placeholder='Universidad, institución u organización que invita';description='Entidad que ha enviado la invitación';length='200';required='true'], hemos recibido invitación para asistir a [post_title;required='true'], cuyo itinerario se adjunta. Tendrá lugar en [lugar], del [fecha_evento_inicio;frm='d'] de [fecha_evento_inicio;frm='mmmm (locale)'] de [fecha_evento_inicio;frm='yyyy'] al [fecha_evento_fin;frm='d'] de [fecha_evento_fin;frm='mmmm (locale)'] de [fecha_evento_fin;frm='yyyy'].</text:span></text:p>
      <text:p text:style-name="P11" loext:marker-style-name="T8"/>
      <text:p text:style-name="P12" loext:marker-style-name="T2">Los principales temas de este encuentro serán:</text:p>
      <text:p text:style-name="P13" loext:marker-style-name="T2"><text:span text:style-name="T7"><text:line-break/></text:span><text:span text:style-name="T9">[temas;type='html';title='Temas del encuentro';description='Principales temas o líneas de trabajo del evento';placeholder='Ejemplo: inteligencia artificial en educación, recursos educativos abiertos...';required='true']</text:span></text:p>
      <text:p text:style-name="P14" loext:marker-style-name="T8"/>
      <text:p text:style-name="P15" loext:marker-style-name="T2"><text:span text:style-name="T10">E</text:span><text:span text:style-name="T7">s</text:span><text:span text:style-name="T11"> </text:span><text:span text:style-name="T10">p</text:span><text:span text:style-name="T7">or</text:span><text:span text:style-name="T12"> </text:span><text:span text:style-name="T13">e</text:span><text:span text:style-name="T11">ll</text:span><text:span text:style-name="T7">o</text:span><text:span text:style-name="T11"> </text:span><text:span text:style-name="T10">q</text:span><text:span text:style-name="T11">u</text:span><text:span text:style-name="T7">e</text:span><text:span text:style-name="T14"> </text:span><text:span text:style-name="T7">se con</text:span><text:span text:style-name="T15">s</text:span><text:span text:style-name="T11">i</text:span><text:span text:style-name="T10">de</text:span><text:span text:style-name="T16">r</text:span><text:span text:style-name="T7">a</text:span><text:span text:style-name="T11"> d</text:span><text:span text:style-name="T7">e sumo</text:span><text:span text:style-name="T11"> i</text:span><text:span text:style-name="T10">n</text:span><text:span text:style-name="T7">t</text:span><text:span text:style-name="T10">e</text:span><text:span text:style-name="T7">r</text:span><text:span text:style-name="T10">é</text:span><text:span text:style-name="T7">s</text:span><text:span text:style-name="T12"> </text:span><text:span text:style-name="T11">l</text:span><text:span text:style-name="T7">a</text:span><text:span text:style-name="T11"> </text:span><text:span text:style-name="T7">a</text:span><text:span text:style-name="T15">s</text:span><text:span text:style-name="T11">i</text:span><text:span text:style-name="T7">s</text:span><text:span text:style-name="T10">te</text:span><text:span text:style-name="T11">n</text:span><text:span text:style-name="T7">c</text:span><text:span text:style-name="T10">i</text:span><text:span text:style-name="T7">a</text:span><text:span text:style-name="T12"> </text:span><text:span text:style-name="T7">y</text:span><text:span text:style-name="T11"> </text:span><text:span text:style-name="T7">se so</text:span><text:span text:style-name="T10">l</text:span><text:span text:style-name="T11">i</text:span><text:span text:style-name="T15">c</text:span><text:span text:style-name="T11">i</text:span><text:span text:style-name="T7">ta</text:span><text:span text:style-name="T12"> </text:span><text:span text:style-name="T10">l</text:span><text:span text:style-name="T7">a</text:span><text:span text:style-name="T11"> </text:span><text:span text:style-name="T7">auto</text:span><text:span text:style-name="T15">r</text:span><text:span text:style-name="T11">iz</text:span><text:span text:style-name="T7">a</text:span><text:span text:style-name="T15">c</text:span><text:span text:style-name="T11">i</text:span><text:span text:style-name="T7">ón</text:span><text:span text:style-name="T14"> </text:span><text:span text:style-name="T10">p</text:span><text:span text:style-name="T15">a</text:span><text:span text:style-name="T16">r</text:span><text:span text:style-name="T7">a</text:span><text:span text:style-name="T12"> </text:span><text:span text:style-name="T7">a</text:span><text:span text:style-name="T15">c</text:span><text:span text:style-name="T11">u</text:span><text:span text:style-name="T10">d</text:span><text:span text:style-name="T11">i</text:span><text:span text:style-name="T7">r</text:span><text:span text:style-name="T14"> </text:span><text:span text:style-name="T15">a</text:span><text:span text:style-name="T7">l</text:span><text:span text:style-name="T17"> </text:span><text:span text:style-name="T15">m</text:span><text:span text:style-name="T11">i</text:span><text:span text:style-name="T7">s</text:span><text:span text:style-name="T10">m</text:span><text:span text:style-name="T7">o</text:span><text:span text:style-name="T11"> d</text:span><text:span text:style-name="T7">e </text:span><text:span text:style-name="T9">las siguientes personas</text:span><text:span text:style-name="T7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Primer apellido';placeholder='Ej. Expósito';description='Primer apellido de la persona';ope=utf8,upperw]</text:p>
          </table:table-cell>
          <table:table-cell table:style-name="Tabla2.A2" office:value-type="string">
            <text:p text:style-name="P18">[asistentes.apellido2;type='text';title='Segundo apellido';placeholder='Ej. Morales';description='Segundo apellido de la persona';ope=utf8,upperw]</text:p>
          </table:table-cell>
          <table:table-cell table:style-name="Tabla2.C2" office:value-type="string">
            <text:p text:style-name="P18">[asistentes.nombre;type='text';title='Nombre';placeholder='Ej. Luz';description='Nombre de pila';ope=utf8,upperw]</text:p>
          </table:table-cell>
        </table:table-row>
      </table:table>
      <text:p text:style-name="P19" loext:marker-style-name="T2"><text:soft-page-break/></text:p>
      <text:p text:style-name="P20" loext:marker-style-name="T18"/>
      <text:p text:style-name="P21" loext:marker-style-name="T1"><text:span text:style-name="T7">Los gastos de desplazamiento, alojamiento y dietas serán a cargo de [pagador;type='text';title='Entidad que asume los gastos';placeholder='Ej. Dirección General de Ordenación de las Enseñanzas';description='Entidad responsable del pago de desplazamiento, alojamiento y dietas';length='200';required='true'].</text:span></text:p>
      <text:p text:style-name="P21" loext:marker-style-name="T1"><text:span text:style-name="T7"/></text:p>
      <text:p text:style-name="P22" loext:marker-style-name="T2"><text:span text:style-name="T19">P</text:span><text:span text:style-name="T20">R</text:span><text:span text:style-name="T21">O</text:span><text:span text:style-name="T22">P</text:span><text:span text:style-name="T21">O</text:span><text:span text:style-name="T20">N</text:span><text:span text:style-name="T21">GO</text:span><text:span text:style-name="T20">.</text:span></text:p>
      <text:p text:style-name="P23" loext:marker-style-name="T2"/>
      <text:p text:style-name="P24">EL RESPONSABLE DEL SERVICIO DE ORDENACIÓN DE LAS ENSEÑANZAS Y EDUCACIÓN DE PERSONAS ADULTAS</text:p>
      <text:p text:style-name="P25">_________________________________________________________________</text:p>
      <text:p text:style-name="P26" loext:marker-style-name="T1"><text:span text:style-name="T7"/></text:p>
      <text:p text:style-name="P27" loext:marker-style-name="T2"><text:span text:style-name="T23">C</text:span><text:span text:style-name="T24">O</text:span><text:span text:style-name="T25">N</text:span><text:span text:style-name="T24">FO</text:span><text:span text:style-name="T25">RME</text:span><text:span text:style-name="T26"> </text:span><text:span text:style-name="T25">C</text:span><text:span text:style-name="T27">O</text:span><text:span text:style-name="T25">N LO</text:span><text:span text:style-name="T28"> </text:span><text:span text:style-name="T24">Q</text:span><text:span text:style-name="T25">UE </text:span><text:span text:style-name="T24">S</text:span><text:span text:style-name="T25">E </text:span><text:span text:style-name="T24">P</text:span><text:span text:style-name="T25">R</text:span><text:span text:style-name="T24">O</text:span><text:span text:style-name="T28">P</text:span><text:span text:style-name="T24">O</text:span><text:span text:style-name="T25">NE <text:s/>AUTORIZO</text:span></text:p>
      <text:p text:style-name="P28" loext:marker-style-name="T2"/>
      <text:p text:style-name="P29"><text:span text:style-name="Fuente_20_de_20_párrafo_20_predeter."><text:span text:style-name="T29">E</text:span></text:span><text:span text:style-name="Fuente_20_de_20_párrafo_20_predeter."><text:span text:style-name="T30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51</meta:editing-cycles>
    <meta:editing-duration>PT8H29M19S</meta:editing-duration>
    <meta:generator>LibreOffice/25.8.4.2$MacOSX_AARCH64 LibreOffice_project/290daaa01b999472f0c7a3890eb6a550fd74c6df</meta:generator>
    <dc:date>2026-03-04T13:11:26.431434000</dc:date>
    <meta:document-statistic meta:table-count="2" meta:image-count="1" meta:object-count="0" meta:page-count="2" meta:paragraph-count="24" meta:word-count="226" meta:character-count="2668" meta:non-whitespace-character-count="2460"/>
  </office:meta>
</office:document-meta>
</file>